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2" style:family="paragraph" style:parent-style-name="Standard">
      <style:text-properties style:text-underline-style="none" officeooo:rsid="000f85cd" officeooo:paragraph-rsid="000f85cd"/>
    </style:style>
    <style:style style:name="P3" style:family="paragraph" style:parent-style-name="Standard">
      <style:text-properties style:text-underline-style="none" officeooo:rsid="000ecde5" officeooo:paragraph-rsid="000ecde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2"/>
      <text:p text:style-name="P2">Gastro Cervecería</text:p>
      <text:p text:style-name="P3"/>
      <text:p text:style-name="P1"><text:a xlink:type="simple" xlink:href="https://github.com/celiessh/Cerveceria-Artesanal-Trabajo-1eva.git" text:style-name="Internet_20_link" text:visited-style-name="Visited_20_Internet_20_Link"><text:span text:style-name="T1">https://github.com/celiessh/Cerveceria-Artesanal-Trabajo-1eva.git</text:span></text:a></text:p>
      <text:p text:style-name="P1"><text:a xlink:type="simple" xlink:href="mailto:git@github.com" text:style-name="Internet_20_link" text:visited-style-name="Visited_20_Internet_20_Link">git@github.com</text:a><text:span text:style-name="T1">:celiessh/Cerveceria-Artesanal-Trabajo-1eva.git</text:span></text:p>
      <text:p text:style-name="P3">gh repo clone celiessh/Cerveceria-Artesanal-Trabajo-1eva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4T04:50:03.486000000</dc:date>
    <meta:editing-duration>PT16M10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5" meta:word-count="11" meta:character-count="220" meta:non-whitespace-character-count="213"/>
  </office:meta>
</office:document-meta>
</file>